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">
      <style:text-properties fo:language="zxx" fo:country="none" officeooo:rsid="00135c96" officeooo:paragraph-rsid="00135c96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135c96" officeooo:paragraph-rsid="00135c96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15f74a" officeooo:paragraph-rsid="0015f74a" style:language-asian="zxx" style:country-asian="none" style:language-complex="zxx" style:country-complex="none"/>
    </style:style>
    <style:style style:name="P4" style:family="paragraph" style:parent-style-name="Title">
      <style:text-properties fo:language="zxx" fo:country="none" officeooo:rsid="00135c96" officeooo:paragraph-rsid="00135c96" style:language-asian="zxx" style:country-asian="none" style:language-complex="zxx" style:country-complex="none"/>
    </style:style>
    <style:style style:name="T1" style:family="text">
      <style:text-properties officeooo:rsid="0016c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TP10 MicroElec</text:p>
      <text:p text:style-name="P2"/>
      <text:p text:style-name="P1">Fonctionnement statique</text:p>
      <text:p text:style-name="P3">En régime statique, <text:span text:style-name="T1">En fonction de Ve, on obtient la sortie suivante, avec les différents régimes des MO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16:39.095917348</meta:creation-date>
    <meta:generator>LibreOffice/4.3.7.2$Linux_X86_64 LibreOffice_project/430$Build-2</meta:generator>
    <dc:date>2019-12-17T10:27:01.244920975</dc:date>
    <meta:editing-duration>PT10M21S</meta:editing-duration>
    <meta:editing-cycles>4</meta:editing-cycles>
    <meta:document-statistic meta:table-count="0" meta:image-count="0" meta:object-count="0" meta:page-count="1" meta:paragraph-count="3" meta:word-count="24" meta:character-count="156" meta:non-whitespace-character-count="135"/>
  </office:meta>
</office:document-meta>
</file>